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font-name="Arial" fo:font-size="16pt" style:text-underline-style="solid" style:text-underline-width="auto" style:text-underline-color="font-color" style:letter-kerning="true" style:font-name-asian="WenQuanYi Micro Hei" style:font-size-asian="16pt" style:font-name-complex="Lohit Hindi" style:font-size-complex="16pt"/>
    </style:style>
    <style:style style:name="P4" style:family="paragraph"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3.81cm" svg:x="10.779cm" svg:y="1.254cm">
          <text:p text:style-name="P1"><text:span text:style-name="T1">Front Page</text:span></text:p>
          <text:p><text:span text:style-name="T2">-inputs:none</text:span></text:p>
          <text:p><text:span text:style-name="T2">-outputs:non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3.81cm" svg:x="1.254cm" svg:y="7.35cm">
          <text:p text:style-name="P1"><text:span text:style-name="T1">NanoStructureIntro</text:span></text:p>
          <text:p><text:span text:style-name="T2">-inputs: none</text:span></text:p>
          <text:p><text:span text:style-name="T2">-outputs: none</text:span></text:p>
          <text:p><text:span text:style-name="T3">Programmer:Nels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3.81cm" svg:x="7.739cm" svg:y="7.35cm">
          <text:p text:style-name="P1"><text:span text:style-name="T1">NanoMeltIntro</text:span></text:p>
          <text:p text:style-name="P1"><text:span text:style-name="T4">- inputs: none</text:span></text:p>
          <text:p text:style-name="P1"><text:span text:style-name="T4">-outputs: none</text:span></text:p>
          <text:p><text:span text:style-name="T5">Programmer:Ku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3.81cm" svg:x="14.143cm" svg:y="7.35cm">
          <text:p text:style-name="P1"><text:span text:style-name="T1">NanoPlaneIntro</text:span></text:p>
          <text:p><text:span text:style-name="T2">- inputs: none</text:span></text:p>
          <text:p><text:span text:style-name="T2">- outputs: none</text:span></text:p>
          <text:p><text:span text:style-name="T3">Programmer:Ev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3.81cm" svg:x="20.566cm" svg:y="7.35cm">
          <text:p><text:span text:style-name="T1">NanoEnergyIntro</text:span></text:p>
          <text:p text:style-name="P1"><text:span text:style-name="T6"><text:s text:c="2"/></text:span><text:span text:style-name="T6">-inputs:none</text:span></text:p>
          <text:p text:style-name="P1"><text:span text:style-name="T6"><text:s text:c="2"/></text:span><text:span text:style-name="T6">-outputs:none</text:span></text:p>
          <text:p><text:span text:style-name="T7">Programmer:Jak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96cm" svg:height="3.81cm" svg:x="1.254cm" svg:y="13.168cm">
          <text:p text:style-name="P1"><text:span text:style-name="T1">NanoStructure</text:span></text:p>
          <text:p><text:span text:style-name="T2">-inputs:length, model</text:span></text:p>
          <text:p><text:span text:style-name="T2">-outputs:flight time,</text:span></text:p>
          <text:p text:style-name="P1"><text:span text:style-name="T2">takeoff success?</text:span></text:p>
          <text:p><text:span text:style-name="T3">Programmer:Nels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3.81cm" svg:x="7.731cm" svg:y="13.168cm">
          <text:p><text:span text:style-name="T1">NanoMelt</text:span></text:p>
          <text:p text:style-name="P1"><text:span text:style-name="T6"><text:s/></text:span><text:span text:style-name="T6">-inputs:catalyst,radius</text:span></text:p>
          <text:p text:style-name="P1"><text:span text:style-name="T6"><text:s/></text:span><text:span text:style-name="T6">-outputs:energy-temp </text:span></text:p>
          <text:p text:style-name="P1"><text:span text:style-name="T6"><text:s/></text:span><text:span text:style-name="T6">plot</text:span></text:p>
          <text:p><text:span text:style-name="T7">Programmer:Kur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096cm" svg:height="3.81cm" svg:x="14.081cm" svg:y="13.168cm">
          <text:p><text:span text:style-name="T8"><text:s/></text:span><text:span text:style-name="T1">NanoPlane</text:span></text:p>
          <text:p text:style-name="P1"><text:span text:style-name="T6"><text:s text:c="2"/></text:span><text:span text:style-name="T6">-inputs:pointer location</text:span></text:p>
          <text:p text:style-name="P1"><text:span text:style-name="T6"><text:s text:c="2"/></text:span><text:span text:style-name="T6">zoom level</text:span></text:p>
          <text:p text:style-name="P1"><text:span text:style-name="T6"><text:s text:c="2"/></text:span><text:span text:style-name="T6">-outputs:length in nm</text:span></text:p>
          <text:p><text:span text:style-name="T7"><text:s/></text:span><text:span text:style-name="T7">Programmer:Ev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096cm" svg:height="3.81cm" svg:x="20.558cm" svg:y="13.168cm">
          <text:p text:style-name="P1"><text:span text:style-name="T1"/></text:p>
          <text:p><text:span text:style-name="T1">NanoEnergy</text:span></text:p>
          <text:p text:style-name="P1"><text:span text:style-name="T6"><text:s text:c="2"/></text:span><text:span text:style-name="T6">-inputs: particle size, </text:span></text:p>
          <text:p text:style-name="P1"><text:span text:style-name="T6">metal type,eb value</text:span></text:p>
          <text:p text:style-name="P1"><text:span text:style-name="T6"><text:s text:c="2"/></text:span><text:span text:style-name="T6">-outputs:length in nm</text:span></text:p>
          <text:p><text:span text:style-name="T7">Programmer:Jak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921cm" svg:x="21.574cm" svg:y="1.508cm">
          <text:p text:style-name="P1"><text:span text:style-name="T1">Citations</text:span></text:p>
          <text:p><text:span text:style-name="T2">-inputs:none</text:span></text:p>
          <text:p><text:span text:style-name="T2">-outputs:non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398cm" svg:y1="3.921cm" svg:x2="4.302cm" svg:y2="7.096cm">
          <text:p/>
        </draw:line>
        <draw:line draw:style-name="gr3" draw:text-style-name="P5" draw:layer="layout" svg:x1="3.794cm" svg:y1="11.287cm" svg:x2="3.794cm" svg:y2="13.065cm">
          <text:p/>
        </draw:line>
        <draw:line draw:style-name="gr3" draw:text-style-name="P5" draw:layer="layout" svg:x1="10.398cm" svg:y1="11.287cm" svg:x2="10.398cm" svg:y2="13.065cm">
          <text:p/>
        </draw:line>
        <draw:line draw:style-name="gr3" draw:text-style-name="P5" draw:layer="layout" svg:x1="16.748cm" svg:y1="11.287cm" svg:x2="16.748cm" svg:y2="13.065cm">
          <text:p/>
        </draw:line>
        <draw:line draw:style-name="gr3" draw:text-style-name="P5" draw:layer="layout" svg:x1="23.098cm" svg:y1="11.287cm" svg:x2="23.098cm" svg:y2="13.065cm">
          <text:p/>
        </draw:line>
        <draw:line draw:style-name="gr3" draw:text-style-name="P5" draw:layer="layout" svg:x1="3.032cm" svg:y1="6.969cm" svg:x2="10.525cm" svg:y2="2.906cm">
          <text:p/>
        </draw:line>
        <draw:line draw:style-name="gr3" draw:text-style-name="P5" draw:layer="layout" svg:x1="4.683cm" svg:y1="13.064cm" svg:x2="4.706cm" svg:y2="11.287cm">
          <text:p/>
        </draw:line>
        <draw:line draw:style-name="gr3" draw:text-style-name="P5" draw:layer="layout" svg:x1="11.01cm" svg:y1="13.065cm" svg:x2="11.033cm" svg:y2="11.288cm">
          <text:p/>
        </draw:line>
        <draw:line draw:style-name="gr3" draw:text-style-name="P5" draw:layer="layout" svg:x1="17.256cm" svg:y1="13.064cm" svg:x2="17.279cm" svg:y2="11.287cm">
          <text:p/>
        </draw:line>
        <draw:line draw:style-name="gr3" draw:text-style-name="P5" draw:layer="layout" svg:x1="23.71cm" svg:y1="13.065cm" svg:x2="23.733cm" svg:y2="11.288cm">
          <text:p/>
        </draw:line>
        <draw:line draw:style-name="gr3" draw:text-style-name="P5" draw:layer="layout" svg:x1="17.487cm" svg:y1="1.889cm" svg:x2="21.066cm" svg:y2="1.889cm">
          <text:p/>
        </draw:line>
        <draw:line draw:style-name="gr3" draw:text-style-name="P5" draw:layer="layout" svg:x1="20.939cm" svg:y1="2.524cm" svg:x2="17.152cm" svg:y2="2.524cm">
          <text:p/>
        </draw:line>
        <draw:custom-shape draw:style-name="gr1" draw:text-style-name="P5" draw:layer="layout" svg:width="5.08cm" svg:height="1.143cm" svg:x="11.541cm" svg:y="19.161cm">
          <text:p text:style-name="P5">Front pag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302cm" svg:y1="17.002cm" svg:x2="13.7cm" svg:y2="19.161cm">
          <text:p/>
        </draw:line>
        <draw:line draw:style-name="gr3" draw:text-style-name="P5" draw:layer="layout" svg:x1="10.398cm" svg:y1="17.002cm" svg:x2="13.699cm" svg:y2="19.161cm">
          <text:p/>
        </draw:line>
        <draw:line draw:style-name="gr3" draw:text-style-name="P5" draw:layer="layout" svg:x1="17.002cm" svg:y1="17.002cm" svg:x2="13.699cm" svg:y2="19.161cm">
          <text:p/>
        </draw:line>
        <draw:line draw:style-name="gr3" draw:text-style-name="P5" draw:layer="layout" svg:x1="23.606cm" svg:y1="17.002cm" svg:x2="13.699cm" svg:y2="19.161cm">
          <text:p/>
        </draw:line>
        <draw:line draw:style-name="gr3" draw:text-style-name="P5" draw:layer="layout" svg:x1="12.811cm" svg:y1="5.191cm" svg:x2="11.287cm" svg:y2="7.223cm">
          <text:p/>
        </draw:line>
        <draw:line draw:style-name="gr3" draw:text-style-name="P5" draw:layer="layout" svg:x1="10.444cm" svg:y1="7.123cm" svg:x2="11.841cm" svg:y2="5.218cm">
          <text:p/>
        </draw:line>
        <draw:line draw:style-name="gr3" draw:text-style-name="P5" draw:layer="layout" svg:x1="15.097cm" svg:y1="5.318cm" svg:x2="16.621cm" svg:y2="7.35cm">
          <text:p/>
        </draw:line>
        <draw:line draw:style-name="gr3" draw:text-style-name="P5" draw:layer="layout" svg:x1="17.464cm" svg:y1="7.25cm" svg:x2="16.067cm" svg:y2="5.345cm">
          <text:p/>
        </draw:line>
        <draw:line draw:style-name="gr3" draw:text-style-name="P5" draw:layer="layout" svg:x1="16.875cm" svg:y1="3.92cm" svg:x2="22.971cm" svg:y2="7.095cm">
          <text:p/>
        </draw:line>
        <draw:line draw:style-name="gr3" draw:text-style-name="P5" draw:layer="layout" svg:x1="24.241cm" svg:y1="6.968cm" svg:x2="16.748cm" svg:y2="2.905cm">
          <text:p/>
        </draw:line>
        <draw:frame draw:style-name="gr4" draw:layer="layout" svg:width="8.255cm" svg:height="3.47cm" svg:x="1.508cm" svg:y="1.467cm">
          <draw:text-box>
            <text:p><text:span text:style-name="T1">Section 005, Team 18</text:span></text:p>
            <text:p><text:span text:style-name="T2">Evan Widloski</text:span></text:p>
            <text:p><text:span text:style-name="T2">Nelson Luehrs</text:span></text:p>
            <text:p><text:span text:style-name="T2">Kurt Sermersheim</text:span></text:p>
            <text:p><text:span text:style-name="T2">Jake Hal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2:36:50</meta:creation-date>
    <dc:date>2014-04-06T12:21:45.331202919</dc:date>
    <meta:editing-duration>PT22M11S</meta:editing-duration>
    <meta:editing-cycles>4</meta:editing-cycles>
    <meta:generator>LibreOffice/4.1.4.2$Linux_X86_64 LibreOffice_project/410$Build-2</meta:generator>
    <dc:creator>Evan Widloski</dc:creator>
    <meta:document-statistic meta:object-count="34"/>
  </office:meta>
</office:document-meta>
</file>